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078,518,51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060,740,740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8,690,485,823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923,155,555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916,566,666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839,770,370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800,414,814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817,759,259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760,170,370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747,862,963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751,233,333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689,285,185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44,411,111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547,203,703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06,900,000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69,869,869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81,077,373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58,643,829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21,695,769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06,595,484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83,257,331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74,641,308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33,944,44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46:38.457031165</dc:date>
    <meta:editing-duration>PT5H37M54S</meta:editing-duration>
    <meta:editing-cycles>141</meta:editing-cycles>
    <meta:generator>LibreOffice/7.2.6.2$Linux_X86_64 LibreOffice_project/20$Build-2</meta:generator>
    <meta:document-statistic meta:table-count="1" meta:cell-count="48" meta:object-count="0"/>
  </office:meta>
</office:document-meta>
</file>